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69286" style:font-name="Fira Code" fo:font-size="12pt" fo:language="none" fo:country="none" style:font-name-asian="Fira Code" style:font-size-asian="12pt" style:language-asian="none" style:country-asian="none" style:font-name-complex="Fira Code" style:font-size-complex="12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C6]*[.D5]/[.C5]" office:value-type="float" office:value="52.3333333333333" calcext:value-type="float">
            <text:p>52,3333333333333</text:p>
          </table:table-cell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13]-[.D13]" office:value-type="float" office:value="7" calcext:value-type="float">
            <text:p>7</text:p>
          </table:table-cell>
          <table:table-cell table:style-name="ce1" office:value-type="string" calcext:value-type="string">
            <text:p>56.25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900/16" office:value-type="float" office:value="56.25" calcext:value-type="float">
            <text:p>56,25</text:p>
          </table:table-cell>
          <table:table-cell table:formula="of:=700/16" office:value-type="float" office:value="43.75" calcext:value-type="float">
            <text:p>43,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9:25:55.706943210</meta:creation-date>
    <meta:generator>LibreOffice/5.4.2.2$MacOSX_X86_64 LibreOffice_project/22b09f6418e8c2d508a9eaf86b2399209b0990f4</meta:generator>
    <dc:date>2018-03-03T14:28:04.356764251</dc:date>
    <meta:editing-duration>PT4H41M7S</meta:editing-duration>
    <meta:editing-cycles>1</meta:editing-cycles>
    <meta:document-statistic meta:table-count="1" meta:cell-count="12" meta:object-count="0"/>
  </office:meta>
</office:document-meta>
</file>